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E000001B297AD95137149FB9F.png" manifest:media-type="image/png"/>
  <manifest:file-entry manifest:full-path="Pictures/100000000000009800000072EE9C0A9A28E9F658.png" manifest:media-type="image/png"/>
  <manifest:file-entry manifest:full-path="Pictures/1000000100000115000000BA5390389A9109149B.png" manifest:media-type="image/png"/>
  <manifest:file-entry manifest:full-path="Pictures/10000000000000E3000000C3A021A7E394CBEE73.png" manifest:media-type="image/png"/>
  <manifest:file-entry manifest:full-path="Pictures/100000000000009C0000009F6EAD49DF1C105448.png" manifest:media-type="image/png"/>
  <manifest:file-entry manifest:full-path="Pictures/10000000000001680000010E906601D9074914DF.png" manifest:media-type="image/png"/>
  <manifest:file-entry manifest:full-path="Pictures/100000000000017D000000E218333FA67BB44127.png" manifest:media-type="image/png"/>
  <manifest:file-entry manifest:full-path="Pictures/100000000000009600000066CCB075A1EF8BE8EF.png" manifest:media-type="image/png"/>
  <manifest:file-entry manifest:full-path="Pictures/10000000000001410000013AC70D0D4778EEF7F6.png" manifest:media-type="image/png"/>
  <manifest:file-entry manifest:full-path="Pictures/10000000000000BF0000006E18F9FB2D9411DB8E.png" manifest:media-type="image/png"/>
  <manifest:file-entry manifest:full-path="Pictures/10000000000000B600000079F6D2BF5EB6731697.png" manifest:media-type="image/png"/>
  <manifest:file-entry manifest:full-path="Pictures/10000000000001BF000000DB13FB759445873DD2.png" manifest:media-type="image/png"/>
  <manifest:file-entry manifest:full-path="Pictures/100000000000007B0000005D42E4815C782686ED.png" manifest:media-type="image/png"/>
  <manifest:file-entry manifest:full-path="Pictures/10000000000001670000012FD2704906E7D43CAF.png" manifest:media-type="image/png"/>
  <manifest:file-entry manifest:full-path="Pictures/100000000000018D00000136E20FCD9BD503504F.png" manifest:media-type="image/png"/>
  <manifest:file-entry manifest:full-path="Pictures/1000000000000182000001359B94E4B163E51096.png" manifest:media-type="image/png"/>
  <manifest:file-entry manifest:full-path="Pictures/100000000000019E0000011F80B970E65055D434.png" manifest:media-type="image/png"/>
  <manifest:file-entry manifest:full-path="Pictures/10000000000000990000007955F9BF20296947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655cm" fo:min-width="4.648cm"/>
    </style:style>
    <style:style style:name="gr2" style:family="graphic" style:parent-style-name="Object_20_with_20_no_20_fill_20_and_20_no_20_line">
      <style:graphic-properties draw:stroke="solid" svg:stroke-width="0.081cm" svg:stroke-color="#023f62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solid" svg:stroke-width="0.081cm" svg:stroke-color="#023f62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28cm" svg:stroke-color="#21409a" draw:marker-start="" draw:marker-start-width="0.242cm" draw:marker-end="Arrowheads_20_1" draw:marker-end-width="0.3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1.657cm"/>
      <style:paragraph-properties style:writing-mode="lr-tb"/>
    </style:style>
    <style:style style:name="gr6" style:family="graphic" style:parent-style-name="Objekt_20_ohne_20_Füllung_20_und_20_Linie">
      <style:graphic-properties draw:stroke="solid" svg:stroke-width="0.081cm" svg:stroke-color="#023f62" draw:marker-start-width="0.684cm" draw:marker-end-width="0.684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solid" svg:stroke-width="0.081cm" svg:stroke-color="#023f62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Linie">
      <style:graphic-properties draw:stroke="solid" svg:stroke-width="0.081cm" svg:stroke-color="#023f62" draw:marker-start-width="0.563cm" draw:marker-end-width="0.56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081cm" svg:stroke-color="#023f62" draw:marker-start-width="0.563cm" draw:marker-end-width="0.56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width="0.081cm" svg:stroke-color="#023f62" draw:marker-start-width="0.684cm" draw:marker-end-width="0.684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081cm" svg:stroke-color="#023f62" draw:marker-start-width="0.926cm" draw:marker-end-width="0.92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solid" svg:stroke-width="0.081cm" svg:stroke-color="#023f62" draw:marker-start-width="0.926cm" draw:marker-end-width="0.926cm" draw:textarea-horizontal-align="justify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0.535cm" fo:min-width="0.268cm"/>
      <style:paragraph-properties style:writing-mode="lr-tb"/>
    </style:style>
    <style:style style:name="gr15" style:family="graphic" style:parent-style-name="objectwithoutfill">
      <style:graphic-properties svg:stroke-width="0.106cm" svg:stroke-color="#81d41a" draw:marker-start="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ffbf0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035cm" svg:stroke-color="#ff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53cm" svg:stroke-color="#81d41a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81cm" svg:stroke-color="#ffbf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35cm" svg:stroke-color="#ff0000" draw:marker-start="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106cm" svg:stroke-color="#800080" draw:marker-start="" draw:marker-start-width="0.359cm" draw:marker-end="Arrowheads_20_1" draw:marker-end-width="0.459cm" draw:fill="none" draw:fill-color="#ffbf00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ffbf00" draw:marker-start="" draw:marker-start-width="0.359cm" draw:marker-end="Arrowheads_20_1" draw:marker-end-width="0.459cm" draw:fill="none" draw:fill-color="#ffbf00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ff0000" draw:marker-start="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textarea-horizontal-align="justify" draw:textarea-vertical-align="middle" draw:auto-grow-height="false" fo:min-height="0.28cm" fo:min-width="1.112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28cm" fo:min-width="0.46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bf00"/>
      <style:paragraph-properties fo:text-align="center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.148cm" svg:height="3.905cm" svg:x="1cm" svg:y="9.753cm">
          <draw:glue-point draw:id="4" svg:x="5.001cm" svg:y="-3.774cm"/>
          <draw:glue-point draw:id="5" svg:x="5.001cm" svg:y="-1.58cm"/>
          <draw:glue-point draw:id="6" svg:x="5.001cm" svg:y="1.58cm"/>
          <draw:glue-point draw:id="7" svg:x="5.001cm" svg:y="3.323cm"/>
          <draw:glue-point draw:id="8" svg:x="-3.712cm" svg:y="5.001cm"/>
          <draw:glue-point draw:id="9" svg:x="3.043cm" svg:y="5.001cm"/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5" draw:id="id15" draw:layer="layout" svg:width="2.733cm" svg:height="1.704cm" svg:x="22.995cm" svg:y="14.778cm">
          <draw:image xlink:href="Pictures/100000000000023E000001B297AD95137149FB9F.png" xlink:type="simple" xlink:show="embed" xlink:actuate="onLoad" draw:mime-type="image/png">
            <text:p/>
          </draw:image>
        </draw:frame>
        <draw:frame draw:style-name="gr3" draw:text-style-name="P2" xml:id="id17" draw:id="id17" draw:layer="layout" svg:width="1.543cm" svg:height="1.375cm" svg:x="4.201cm" svg:y="3.246cm">
          <draw:image xlink:href="Pictures/100000000000009800000072EE9C0A9A28E9F658.png" xlink:type="simple" xlink:show="embed" xlink:actuate="onLoad" draw:mime-type="image/png">
            <text:p/>
          </draw:image>
        </draw:frame>
        <draw:frame draw:style-name="gr3" draw:text-style-name="P2" xml:id="id1" draw:id="id1" draw:layer="layout" svg:width="2.456cm" svg:height="1.958cm" svg:x="2.048cm" svg:y="6.133cm">
          <draw:image xlink:href="Pictures/1000000100000115000000BA5390389A9109149B.png" xlink:type="simple" xlink:show="embed" xlink:actuate="onLoad" draw:mime-type="image/png">
            <text:p/>
          </draw:image>
        </draw:frame>
        <draw:connector draw:style-name="gr4" draw:text-style-name="P2" draw:layer="layout" svg:x1="3.276cm" svg:y1="8.091cm" svg:x2="3.574cm" svg:y2="9.753cm" draw:start-shape="id1" draw:start-glue-point="2" draw:end-shape="id2" draw:end-glue-point="0" svg:d="M3276 8091v871h298v791" svg:viewBox="0 0 299 1663">
          <text:p/>
        </draw:connector>
        <draw:frame draw:style-name="gr5" draw:text-style-name="P3" draw:layer="layout" svg:width="26.899cm" svg:height="1.907cm" svg:x="1cm" svg:y="1cm">
          <draw:text-box>
            <text:p><text:span text:style-name="T1">Electrical BOM (Raspberry)</text:span></text:p>
          </draw:text-box>
        </draw:frame>
        <draw:frame draw:style-name="gr6" draw:text-style-name="P2" xml:id="id16" draw:id="id16" draw:layer="layout" svg:width="2.116cm" svg:height="1.336cm" svg:x="1.591cm" svg:y="3.25cm">
          <draw:image xlink:href="Pictures/100000000000017D000000E218333FA67BB44127.png" xlink:type="simple" xlink:show="embed" xlink:actuate="onLoad" draw:mime-type="image/png">
            <text:p/>
          </draw:image>
        </draw:frame>
        <draw:frame draw:style-name="gr3" draw:text-style-name="P2" xml:id="id4" draw:id="id4" draw:layer="layout" svg:width="3.469cm" svg:height="3.357cm" svg:x="18.053cm" svg:y="1.41cm">
          <draw:image xlink:href="Pictures/10000000000001410000013AC70D0D4778EEF7F6.png" xlink:type="simple" xlink:show="embed" xlink:actuate="onLoad" draw:mime-type="image/png">
            <text:p/>
          </draw:image>
        </draw:frame>
        <draw:frame draw:style-name="gr3" draw:text-style-name="P2" xml:id="id3" draw:id="id3" draw:layer="layout" svg:width="3.469cm" svg:height="3.357cm" svg:x="18.027cm" svg:y="5.326cm">
          <draw:image xlink:href="Pictures/10000000000001410000013AC70D0D4778EEF7F6.png" xlink:type="simple" xlink:show="embed" xlink:actuate="onLoad" draw:mime-type="image/png">
            <text:p/>
          </draw:image>
        </draw:frame>
        <draw:frame draw:style-name="gr3" draw:text-style-name="P2" xml:id="id7" draw:id="id7" draw:layer="layout" svg:width="3.24cm" svg:height="3.089cm" svg:x="18.707cm" svg:y="9.344cm">
          <draw:image xlink:href="Pictures/100000000000009C0000009F6EAD49DF1C105448.png" xlink:type="simple" xlink:show="embed" xlink:actuate="onLoad" draw:mime-type="image/png">
            <text:p/>
          </draw:image>
        </draw:frame>
        <draw:frame draw:style-name="gr3" draw:text-style-name="P2" xml:id="id19" draw:id="id19" draw:layer="layout" svg:width="1.789cm" svg:height="1.768cm" svg:x="15.538cm" svg:y="10.962cm">
          <draw:image xlink:href="Pictures/100000000000009600000066CCB075A1EF8BE8EF.png" xlink:type="simple" xlink:show="embed" xlink:actuate="onLoad" draw:mime-type="image/png">
            <text:p/>
          </draw:image>
        </draw:frame>
        <draw:frame draw:style-name="gr3" draw:text-style-name="P2" xml:id="id8" draw:id="id8" draw:layer="layout" svg:width="1.823cm" svg:height="1.86cm" svg:x="13.252cm" svg:y="10.949cm">
          <draw:image xlink:href="Pictures/10000000000000E3000000C3A021A7E394CBEE73.png" xlink:type="simple" xlink:show="embed" xlink:actuate="onLoad" draw:mime-type="image/png">
            <text:p/>
          </draw:image>
        </draw:frame>
        <draw:frame draw:style-name="gr7" draw:text-style-name="P2" xml:id="id6" draw:id="id6" draw:layer="layout" svg:width="2.695cm" svg:height="1.552cm" svg:x="23.082cm" svg:y="9.257cm">
          <draw:image xlink:href="Pictures/10000000000000BF0000006E18F9FB2D9411DB8E.png" xlink:type="simple" xlink:show="embed" xlink:actuate="onLoad" draw:mime-type="image/png">
            <text:p/>
          </draw:image>
        </draw:frame>
        <draw:frame draw:style-name="gr8" draw:text-style-name="P2" xml:id="id12" draw:id="id12" draw:layer="layout" svg:width="3.175cm" svg:height="1.827cm" svg:x="16.052cm" svg:y="13.318cm">
          <draw:image xlink:href="Pictures/10000000000001BF000000DB13FB759445873DD2.png" xlink:type="simple" xlink:show="embed" xlink:actuate="onLoad" draw:mime-type="image/png">
            <text:p/>
          </draw:image>
        </draw:frame>
        <draw:frame draw:style-name="gr2" draw:text-style-name="P2" xml:id="id18" draw:id="id18" draw:layer="layout" svg:width="1.75cm" svg:height="1.645cm" svg:x="10.845cm" svg:y="17.568cm">
          <draw:image xlink:href="Pictures/100000000000007B0000005D42E4815C782686ED.png" xlink:type="simple" xlink:show="embed" xlink:actuate="onLoad" draw:mime-type="image/png">
            <text:p/>
          </draw:image>
        </draw:frame>
        <draw:frame draw:style-name="gr2" draw:text-style-name="P2" xml:id="id20" draw:id="id20" draw:layer="layout" svg:width="1.869cm" svg:height="1.543cm" svg:x="15.557cm" svg:y="8.713cm">
          <draw:image xlink:href="Pictures/10000000000001670000012FD2704906E7D43CAF.png" xlink:type="simple" xlink:show="embed" xlink:actuate="onLoad" draw:mime-type="image/png">
            <text:p/>
          </draw:image>
        </draw:frame>
        <draw:frame draw:style-name="gr9" draw:text-style-name="P2" xml:id="id9" draw:id="id9" draw:layer="layout" svg:width="1.719cm" svg:height="1.481cm" svg:x="13.303cm" svg:y="8.737cm">
          <draw:image xlink:href="Pictures/100000000000018D00000136E20FCD9BD503504F.png" xlink:type="simple" xlink:show="embed" xlink:actuate="onLoad" draw:mime-type="image/png">
            <text:p/>
          </draw:image>
        </draw:frame>
        <draw:frame draw:style-name="gr10" draw:text-style-name="P2" xml:id="id13" draw:id="id13" draw:layer="layout" svg:width="2.108cm" svg:height="1.674cm" svg:x="6.2cm" svg:y="17.645cm">
          <draw:image xlink:href="Pictures/1000000000000182000001359B94E4B163E51096.png" xlink:type="simple" xlink:show="embed" xlink:actuate="onLoad" draw:mime-type="image/png">
            <text:p/>
          </draw:image>
        </draw:frame>
        <draw:frame draw:style-name="gr11" draw:text-style-name="P2" draw:layer="layout" svg:width="1.8cm" svg:height="1.707cm" svg:x="8.704cm" svg:y="17.585cm">
          <draw:image xlink:href="Pictures/100000000000019E0000011F80B970E65055D434.png" xlink:type="simple" xlink:show="embed" xlink:actuate="onLoad" draw:mime-type="image/png">
            <text:p/>
          </draw:image>
        </draw:frame>
        <draw:frame draw:style-name="gr12" draw:text-style-name="P1" draw:layer="layout" svg:width="4.7cm" svg:height="3.565cm" svg:x="1.273cm" svg:y="9.942cm">
          <draw:image xlink:href="Pictures/10000000000000B600000079F6D2BF5EB6731697.png" xlink:type="simple" xlink:show="embed" xlink:actuate="onLoad" draw:mime-type="image/png">
            <text:p/>
          </draw:image>
        </draw:frame>
        <draw:frame draw:style-name="gr11" draw:text-style-name="P2" xml:id="id14" draw:id="id14" draw:layer="layout" svg:width="2.989cm" svg:height="2.777cm" svg:x="25.365cm" svg:y="16.862cm">
          <draw:image xlink:href="Pictures/10000000000001680000010E906601D9074914DF.png" xlink:type="simple" xlink:show="embed" xlink:actuate="onLoad" draw:mime-type="image/png">
            <text:p/>
          </draw:image>
        </draw:frame>
        <draw:frame draw:style-name="gr13" draw:text-style-name="P1" xml:id="id11" draw:id="id11" draw:layer="layout" svg:width="2.703cm" svg:height="1.919cm" svg:x="23.05cm" svg:y="11.983cm">
          <draw:image xlink:href="Pictures/10000000000000990000007955F9BF202969475B.png" xlink:type="simple" xlink:show="embed" xlink:actuate="onLoad" draw:mime-type="image/png">
            <text:p/>
          </draw:image>
        </draw:frame>
        <draw:custom-shape draw:style-name="gr14" draw:text-style-name="P1" xml:id="id5" draw:id="id5" draw:layer="layout" svg:width="1.084cm" svg:height="1.109cm" svg:x="10.835cm" svg:y="9.979cm">
          <text:p text:style-name="P1">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line-skew="-4.161cm" svg:x1="18.027cm" svg:y1="7.004cm" svg:x2="6.148cm" svg:y2="10.232cm" draw:start-shape="id3" draw:start-glue-point="3" draw:end-shape="id2" draw:end-glue-point="4" svg:d="M18027 7004h-10140v3228h-1739" svg:viewBox="0 0 11880 3229">
          <text:p/>
        </draw:connector>
        <draw:connector draw:style-name="gr4" draw:text-style-name="P2" draw:layer="layout" draw:line-skew="-4.93cm" svg:x1="6.148cm" svg:y1="10.232cm" svg:x2="18.053cm" svg:y2="3.088cm" draw:start-shape="id2" draw:start-glue-point="4" draw:end-shape="id4" draw:end-glue-point="3" svg:d="M6148 10232h983v-7144h10922" svg:viewBox="0 0 11906 7145">
          <text:p/>
        </draw:connector>
        <draw:connector draw:style-name="gr15" draw:text-style-name="P2" draw:layer="layout" svg:x1="6.148cm" svg:y1="11.089cm" svg:x2="10.835cm" svg:y2="10.534cm" draw:start-shape="id2" draw:start-glue-point="5" draw:end-shape="id5" draw:end-glue-point="6" svg:d="M6148 11089h2344v-555h2343" svg:viewBox="0 0 4688 556">
          <text:p/>
        </draw:connector>
        <draw:connector draw:style-name="gr16" draw:text-style-name="P2" draw:layer="layout" svg:x1="23.082cm" svg:y1="10.033cm" svg:x2="21.947cm" svg:y2="10.888cm" draw:start-shape="id6" draw:start-glue-point="3" draw:end-shape="id7" draw:end-glue-point="1" svg:d="M23082 10033h-567v855h-568" svg:viewBox="0 0 1136 856">
          <text:p/>
        </draw:connector>
        <draw:connector draw:style-name="gr17" draw:text-style-name="P2" draw:layer="layout" svg:x1="11.377cm" svg:y1="11.088cm" svg:x2="13.252cm" svg:y2="11.879cm" draw:start-shape="id5" draw:start-glue-point="8" draw:end-shape="id8" draw:end-glue-point="3" svg:d="M11377 11088v791h1875" svg:viewBox="0 0 1876 792">
          <text:p/>
        </draw:connector>
        <draw:connector draw:style-name="gr18" draw:text-style-name="P2" draw:layer="layout" svg:x1="11.377cm" svg:y1="9.979cm" svg:x2="13.303cm" svg:y2="9.477cm" draw:start-shape="id5" draw:start-glue-point="4" draw:end-shape="id9" draw:end-glue-point="3" svg:d="M11377 9979v-502h1926" svg:viewBox="0 0 1927 503">
          <text:p/>
        </draw:connector>
        <draw:connector draw:style-name="gr17" draw:text-style-name="P2" draw:layer="layout" svg:x1="14.163cm" svg:y1="12.809cm" svg:x2="14.717cm" svg:y2="16.531cm" draw:start-shape="id8" draw:start-glue-point="2" draw:end-shape="id10" draw:end-glue-point="6" svg:d="M14163 12809v3722h554" svg:viewBox="0 0 555 3723">
          <text:p/>
        </draw:connector>
        <draw:connector draw:style-name="gr19" draw:text-style-name="P2" draw:layer="layout" svg:x1="23.05cm" svg:y1="12.942cm" svg:x2="19.227cm" svg:y2="14.231cm" draw:start-shape="id11" draw:start-glue-point="3" draw:end-shape="id12" draw:end-glue-point="1" svg:d="M23050 12942h-1911v1289h-1912" svg:viewBox="0 0 3824 1290">
          <text:p/>
        </draw:connector>
        <draw:connector draw:style-name="gr20" draw:text-style-name="P2" draw:layer="layout" svg:x1="1.664cm" svg:y1="13.657cm" svg:x2="6.2cm" svg:y2="18.482cm" draw:start-shape="id2" draw:start-glue-point="8" draw:end-shape="id13" draw:end-glue-point="3" svg:d="M1664 13657v4825h4536" svg:viewBox="0 0 4537 4826">
          <text:p/>
        </draw:connector>
        <draw:connector draw:style-name="gr17" draw:text-style-name="P2" draw:layer="layout" svg:x1="15.801cm" svg:y1="16.531cm" svg:x2="20.327cm" svg:y2="12.433cm" draw:start-shape="id10" draw:start-glue-point="10" draw:end-shape="id7" draw:end-glue-point="2" svg:d="M15801 16531h4526v-4098" svg:viewBox="0 0 4527 4099">
          <text:p/>
        </draw:connector>
        <draw:connector draw:style-name="gr21" draw:text-style-name="P4" draw:layer="layout" svg:x1="26.859cm" svg:y1="16.862cm" svg:x2="25.728cm" svg:y2="15.63cm" draw:start-shape="id14" draw:start-glue-point="0" draw:end-shape="id15" draw:end-glue-point="1" svg:d="M26859 16862v-1232h-1131" svg:viewBox="0 0 1132 1233">
          <text:p/>
        </draw:connector>
        <draw:connector draw:style-name="gr21" draw:text-style-name="P4" draw:layer="layout" svg:x1="26.859cm" svg:y1="16.862cm" svg:x2="25.777cm" svg:y2="10.033cm" draw:start-shape="id14" draw:start-glue-point="0" draw:end-shape="id6" draw:end-glue-point="1" svg:d="M26859 16862v-6829h-1082" svg:viewBox="0 0 1083 6830">
          <text:p/>
        </draw:connector>
        <draw:connector draw:style-name="gr21" draw:text-style-name="P4" draw:layer="layout" svg:x1="26.859cm" svg:y1="16.862cm" svg:x2="25.753cm" svg:y2="12.942cm" draw:start-shape="id14" draw:start-glue-point="0" draw:end-shape="id11" draw:end-glue-point="1" svg:d="M26859 16862v-3920h-1106" svg:viewBox="0 0 1107 3921">
          <text:p/>
        </draw:connector>
        <draw:connector draw:style-name="gr4" draw:text-style-name="P2" draw:layer="layout" svg:x1="2.649cm" svg:y1="4.586cm" svg:x2="3.276cm" svg:y2="6.133cm" draw:start-shape="id16" draw:start-glue-point="2" draw:end-shape="id1" draw:end-glue-point="0" svg:d="M2649 4586v774h627v773" svg:viewBox="0 0 628 1548">
          <text:p/>
        </draw:connector>
        <draw:connector draw:style-name="gr4" draw:text-style-name="P2" draw:layer="layout" svg:x1="4.972cm" svg:y1="4.621cm" svg:x2="3.276cm" svg:y2="6.133cm" draw:start-shape="id17" draw:start-glue-point="2" draw:end-shape="id1" draw:end-glue-point="0" svg:d="M4972 4621v756h-1696v756" svg:viewBox="0 0 1697 1513">
          <text:p/>
        </draw:connector>
        <draw:custom-shape draw:style-name="gr14" draw:text-style-name="P1" xml:id="id10" draw:id="id10" draw:layer="layout" svg:width="1.084cm" svg:height="1.109cm" svg:x="14.717cm" svg:y="15.976cm">
          <text:p text:style-name="P1">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svg:x1="12.595cm" svg:y1="18.39cm" svg:x2="15.259cm" svg:y2="17.085cm" draw:start-shape="id18" draw:start-glue-point="1" draw:end-shape="id10" draw:end-glue-point="8" svg:d="M12595 18390h2664v-1305" svg:viewBox="0 0 2665 1306">
          <text:p/>
        </draw:connector>
        <draw:connector draw:style-name="gr17" draw:text-style-name="P2" draw:layer="layout" svg:x1="15.259cm" svg:y1="15.976cm" svg:x2="16.052cm" svg:y2="14.231cm" draw:start-shape="id10" draw:start-glue-point="4" draw:end-shape="id12" draw:end-glue-point="3" svg:d="M15259 15976v-1745h793" svg:viewBox="0 0 794 1746">
          <text:p/>
        </draw:connector>
        <draw:connector draw:style-name="gr18" draw:text-style-name="P2" draw:layer="layout" svg:x1="17.327cm" svg:y1="11.846cm" svg:x2="18.707cm" svg:y2="10.888cm" draw:start-shape="id19" draw:start-glue-point="1" draw:end-shape="id7" draw:end-glue-point="3" svg:d="M17327 11846h690v-958h690" svg:viewBox="0 0 1381 959">
          <text:p/>
        </draw:connector>
        <draw:connector draw:style-name="gr18" draw:text-style-name="P2" draw:layer="layout" svg:x1="17.426cm" svg:y1="9.484cm" svg:x2="18.707cm" svg:y2="10.888cm" draw:start-shape="id20" draw:start-glue-point="1" draw:end-shape="id7" draw:end-glue-point="3" svg:d="M17426 9484h641v1404h640" svg:viewBox="0 0 1282 1405">
          <text:p/>
        </draw:connector>
        <draw:connector draw:style-name="gr22" draw:text-style-name="P4" draw:layer="layout" svg:x1="22.995cm" svg:y1="15.63cm" svg:x2="5.14cm" svg:y2="13.657cm" draw:start-shape="id15" draw:start-glue-point="3" draw:end-shape="id2" draw:end-glue-point="9" svg:d="M22995 15630h-17855v-1973" svg:viewBox="0 0 17856 1974">
          <text:p/>
        </draw:connector>
        <draw:connector draw:style-name="gr23" draw:text-style-name="P2" draw:layer="layout" draw:line-skew="-0.108cm" svg:x1="6.146cm" svg:y1="10.977cm" svg:x2="10.833cm" svg:y2="10.422cm" svg:d="M6146 10977h2236v-555h2451" svg:viewBox="0 0 4688 556">
          <text:p/>
        </draw:connector>
        <draw:custom-shape draw:style-name="gr24" draw:text-style-name="P5" draw:layer="layout" svg:width="1.612cm" svg:height="0.53cm" svg:x="8.587cm" svg:y="9.742cm">
          <text:p text:style-name="P1"><text:span text:style-name="T2">Audio Video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962cm" svg:height="0.53cm" svg:x="11.496cm" svg:y="8.78cm">
          <text:p text:style-name="P1"><text:span text:style-name="T2"><text:s/></text:span><text:span text:style-name="T2">Video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962cm" svg:height="0.53cm" svg:x="11.545cm" svg:y="12.027cm">
          <text:p text:style-name="P1"><text:span text:style-name="T2">Audio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962cm" svg:height="0.53cm" svg:x="4.184cm" svg:y="17.8cm">
          <text:p text:style-name="P1"><text:span text:style-name="T2">Audio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962cm" svg:height="0.53cm" svg:x="16.957cm" svg:y="16.621cm">
          <text:p text:style-name="P1"><text:span text:style-name="T2">Audio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962cm" svg:height="0.53cm" svg:x="14.648cm" svg:y="13.542cm">
          <text:p text:style-name="P1"><text:span text:style-name="T2">Audio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962cm" svg:height="0.53cm" svg:x="12.988cm" svg:y="13.109cm">
          <text:p text:style-name="P1"><text:span text:style-name="T2">Audi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1-21T12:50:35.870000000</meta:creation-date>
    <meta:generator>LibreOffice/7.2.0.4$Windows_X86_64 LibreOffice_project/9a9c6381e3f7a62afc1329bd359cc48accb6435b</meta:generator>
    <meta:editing-duration>PT16H6M9S</meta:editing-duration>
    <meta:editing-cycles>42</meta:editing-cycles>
    <dc:date>2022-01-05T18:05:03.207000000</dc:date>
    <meta:document-statistic meta:object-count="52"/>
  </office:meta>
</office:document-meta>
</file>